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fo:language="ru" fo:country="RU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normal" style:font-style-asian="normal" style:font-style-complex="normal"/>
    </style:style>
    <style:style style:name="T28" style:family="text">
      <style:text-properties style:font-name="Times New Roman" fo:background-color="transparent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7" style:family="text">
      <style:text-properties style:font-name="Arial1" style:font-name-asian="Times New Roman" style:font-name-complex="Arial1" style:font-weight-complex="bold"/>
    </style:style>
    <style:style style:name="T38" style:family="text">
      <style:text-properties style:font-weight-complex="bold"/>
    </style:style>
    <style:style style:name="T39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4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3">/</text:span><text:span text:style-name="T16">N</text:span><text:span text:style-name="T33">: </text:span><text:span text:style-name="T16"><text:s text:c="2"/></text:span><text:span text:style-name="T34">$allSerial</text:span></text:p>
      <text:p text:style-name="P11"/>
      <text:p text:style-name="P3">Measurement limits: </text:p>
      <text:p text:style-name="Standard"><text:span text:style-name="T9">from 0.1 </text:span><text:span text:style-name="T29">µ</text:span><text:span text:style-name="T9">Sv/h to 1 mSv/h, </text:span></text:p>
      <text:p text:style-name="P8"/>
      <text:p text:style-name="P4"><text:span text:style-name="T35">Measurement error: </text:span><text:span text:style-name="T37">±</text:span><text:span text:style-name="T38">20</text:span> %</text:p>
      <text:p text:style-name="P16"/>
      <text:p text:style-name="P3">Operating conditions:</text:p>
      <text:list xml:id="list6896813266130404178" text:style-name="L1">
        <text:list-item>
          <text:p text:style-name="P37"><text:span text:style-name="T15">Air temperature<text:tab/></text:span><text:span text:style-name="T30"><text:tab/><text:tab/><text:tab/>+</text:span><text:span text:style-name="T15">$temp</text:span><text:span text:style-name="T30"> °</text:span><text:span text:style-name="T15">C</text:span></text:p>
        </text:list-item>
        <text:list-item>
          <text:p text:style-name="P37"><text:span text:style-name="T15">Atmospheric pressure<text:tab/></text:span><text:span text:style-name="T15"><text:tab/><text:tab/><text:tab/>98,5 kPa</text:span></text:p>
        </text:list-item>
        <text:list-item>
          <text:p text:style-name="P37"><text:span text:style-name="T15">Relative humidity<text:tab/><text:tab/></text:span><text:span text:style-name="T15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><text:span text:style-name="T39"/></text:span></text:p>
      <text:p text:style-name="P23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C</text:span><text:span text:style-name="T25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9">1</text:span></text:p>
          </table:table-cell>
          <table:table-cell table:style-name="t1.D3" office:value-type="string">
            <text:p text:style-name="P25"><text:span text:style-name="T14">H</text:span><text:span text:style-name="T19">2</text:span></text:p>
          </table:table-cell>
          <table:table-cell table:style-name="t1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mSv/h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C</text:span><text:span text:style-name="T25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30">Distan-ce to source, </text:p>
            <text:p text:style-name="P31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2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9">1</text:span></text:p>
          </table:table-cell>
          <table:table-cell table:style-name="t2.D3" office:value-type="string">
            <text:p text:style-name="P25"><text:span text:style-name="T14">H</text:span><text:span text:style-name="T19">2</text:span></text:p>
          </table:table-cell>
          <table:table-cell table:style-name="t2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µ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2.A5" office:value-type="string">
            <text:p text:style-name="P14">7 µ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µ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mSv/h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C</text:span><text:span text:style-name="T25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30">Distan-ce to source, </text:p>
            <text:p text:style-name="P31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3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9">1</text:span></text:p>
          </table:table-cell>
          <table:table-cell table:style-name="t3.D3" office:value-type="string">
            <text:p text:style-name="P25"><text:span text:style-name="T14">H</text:span><text:span text:style-name="T19">2</text:span></text:p>
          </table:table-cell>
          <table:table-cell table:style-name="t3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µ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3.A5" office:value-type="string">
            <text:p text:style-name="P14">7 µ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µ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mSv/h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C</text:span><text:span text:style-name="T25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30">Distan-ce to source, </text:p>
            <text:p text:style-name="P31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4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9">1</text:span></text:p>
          </table:table-cell>
          <table:table-cell table:style-name="t4.D3" office:value-type="string">
            <text:p text:style-name="P25"><text:span text:style-name="T14">H</text:span><text:span text:style-name="T19">2</text:span></text:p>
          </table:table-cell>
          <table:table-cell table:style-name="t4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µ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4.A5" office:value-type="string">
            <text:p text:style-name="P14">7 µ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µ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mSv/h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C</text:span><text:span text:style-name="T25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30">Distan-ce to source, </text:p>
            <text:p text:style-name="P31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5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9">1</text:span></text:p>
          </table:table-cell>
          <table:table-cell table:style-name="t5.D3" office:value-type="string">
            <text:p text:style-name="P25"><text:span text:style-name="T14">H</text:span><text:span text:style-name="T19">2</text:span></text:p>
          </table:table-cell>
          <table:table-cell table:style-name="t5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µ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5.A5" office:value-type="string">
            <text:p text:style-name="P14">7 µ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µ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mSv/h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C</text:span><text:span text:style-name="T25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30">Distan-ce to source, </text:p>
            <text:p text:style-name="P31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6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9">1</text:span></text:p>
          </table:table-cell>
          <table:table-cell table:style-name="t6.D3" office:value-type="string">
            <text:p text:style-name="P25"><text:span text:style-name="T14">H</text:span><text:span text:style-name="T19">2</text:span></text:p>
          </table:table-cell>
          <table:table-cell table:style-name="t6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µ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6.A5" office:value-type="string">
            <text:p text:style-name="P14">7 µ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µ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mSv/h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C</text:span><text:span text:style-name="T25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30">Distan-ce to source, </text:p>
            <text:p text:style-name="P31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7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9">1</text:span></text:p>
          </table:table-cell>
          <table:table-cell table:style-name="t7.D3" office:value-type="string">
            <text:p text:style-name="P25"><text:span text:style-name="T14">H</text:span><text:span text:style-name="T19">2</text:span></text:p>
          </table:table-cell>
          <table:table-cell table:style-name="t7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µ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7.A5" office:value-type="string">
            <text:p text:style-name="P14">7 µ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µ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mSv/h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C</text:span><text:span text:style-name="T25"> S/</text:span>N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30">Distan-ce to source, </text:p>
            <text:p text:style-name="P31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8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9">1</text:span></text:p>
          </table:table-cell>
          <table:table-cell table:style-name="t8.D3" office:value-type="string">
            <text:p text:style-name="P25"><text:span text:style-name="T14">H</text:span><text:span text:style-name="T19">2</text:span></text:p>
          </table:table-cell>
          <table:table-cell table:style-name="t8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µ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8.A5" office:value-type="string">
            <text:p text:style-name="P14">7 µ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µ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mSv/h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C</text:span><text:span text:style-name="T25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30">Distan-ce to source, </text:p>
            <text:p text:style-name="P31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9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9">1</text:span></text:p>
          </table:table-cell>
          <table:table-cell table:style-name="t9.D3" office:value-type="string">
            <text:p text:style-name="P25"><text:span text:style-name="T14">H</text:span><text:span text:style-name="T19">2</text:span></text:p>
          </table:table-cell>
          <table:table-cell table:style-name="t9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µ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9.A5" office:value-type="string">
            <text:p text:style-name="P14">7 µ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µ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mSv/h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C</text:span><text:span text:style-name="T25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Dose rate at check point <text:span text:style-name="T26">Ḣ</text:span><text:span text:style-name="T24">oi</text:span><text:span text:style-name="T32">(10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30">Distan-ce to source, </text:p>
            <text:p text:style-name="P31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0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9">1</text:span></text:p>
          </table:table-cell>
          <table:table-cell table:style-name="t10.D3" office:value-type="string">
            <text:p text:style-name="P25"><text:span text:style-name="T14">H</text:span><text:span text:style-name="T19">2</text:span></text:p>
          </table:table-cell>
          <table:table-cell table:style-name="t10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µ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0.A5" office:value-type="string">
            <text:p text:style-name="P14">7 µ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µ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mSv/h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ext:p text:style-name="P6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1T09:06:20.38</dc:date>
    <meta:print-date>2019-04-03T15:18:00</meta:print-date>
    <meta:editing-cycles>157</meta:editing-cycles>
    <meta:editing-duration>PT11H10M39S</meta:editing-duration>
    <meta:generator>OpenOffice/4.1.6$Win32 OpenOffice.org_project/416m1$Build-9790</meta:generator>
    <meta:document-statistic meta:table-count="11" meta:image-count="1" meta:object-count="0" meta:page-count="4" meta:paragraph-count="614" meta:word-count="1155" meta:character-count="6834"/>
  </office:meta>
</office:document-meta>
</file>